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2F492D81B1C807FA9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09fa4bc-7fff-b898-11b7-32e098ade3f8"/><draw:frame draw:style-name="fr1" draw:name="Imagen1" text:anchor-type="as-char" svg:width="17.683cm" svg:height="21.331cm" draw:z-index="0"><draw:image xlink:href="Pictures/100000010000026E000002F492D81B1C807FA92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14:37.332070921</meta:creation-date>
    <dc:date>2022-11-30T14:15:08.330423753</dc:date>
    <meta:editing-duration>PT3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